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la hora de elaborar el archivo DTD uno de los problemas que me encontré fue a la hora de intentar implementar las restricciones de las claves de los elementos libro, revista y periódico, ya que por medio de DTD no es posible establecer restricciones para los atributos de un elemento.</text:p>
      <text:p text:style-name="Standard">Para referenciar el contenido de los capítulos o artículos hice uso de las entidades.</text:p>
      <text:p text:style-name="Standard">Como muchos de los elementos que se encuentran a lo largo del archivo xml se repiten, opté por definirlos dentro del elemento libro y usar el mismo nombre dentro de los otros elementos para ahorrar líneas.</text:p>
      <text:p text:style-name="Standard"/>
      <text:p text:style-name="Standard">Puesto que no podemos definir entidades en XSD opté por crear un atributo en el elemento contenido llamado enlace, el cuál contiene un string con la URL que referencia al archivo. XSD permite definir restricciones para los atributos de los elementos, lo que resulta muy útil para las id de cada elemento de la bibliotec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17T10:54:01.57</meta:creation-date>
    <dc:date>2021-05-19T20:40:43.30</dc:date>
    <meta:editing-duration>PT10M33S</meta:editing-duration>
    <meta:editing-cycles>2</meta:editing-cycles>
    <meta:generator>OpenOffice/4.1.7$Win32 OpenOffice.org_project/417m1$Build-9800</meta:generator>
    <meta:document-statistic meta:table-count="0" meta:image-count="0" meta:object-count="0" meta:page-count="1" meta:paragraph-count="4" meta:word-count="156" meta:character-count="897"/>
  </office:meta>
</office:document-meta>
</file>